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Onze missie is om zo goed mogelijke websites te maken voor de consumenten en bedrijven. Wij zorgen ervoor dat er uw website 24/7 online staat en beheerd word met de nieuwste technieken en beveiligingen. Wij hebben 24/7 een helpdesk die u kunt helpen met enige problemen met uw website op deze manier kunnen we snel problemen verhelpen en de consumenten tevreden te houden.</text:p>
      <text:p text:style-name="Normal"/>
      <text:p text:style-name="NoSpacing">Onze visie van ons bedrijf is om altijd voor te blijven lopen op andere bedrijven.</text:p>
      <text:p text:style-name="NoSpacing">Zodat we hackers en andere malware buiten de deur kunne houden.<text:s/></text:p>
      <text:p text:style-name="NoSpacing">We maken duidelijke afspraken over de deadline en daar houden wij ons aan. Zo proberen we klanten langer bij ons te laten kunnen blijven.</text:p>
      <text:p text:style-name="Normal"/>
      <text:p text:style-name="Normal">Onze strategie om dit allemaal te doen is door goede <text:s/>communicatie met de klanten te hebben zodat er geen misverstanden ontstaan en de klant ontevreden i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ey</meta:initial-creator>
    <dc:creator>joey</dc:creator>
    <meta:creation-date>2019-09-18T18:19:00Z</meta:creation-date>
    <dc:date>2019-09-18T18:54:00Z</dc:date>
    <meta:print-date>2019-09-18T18:54:00Z</meta:print-date>
    <meta:template xlink:href="Normal.dotm" xlink:type="simple"/>
    <meta:editing-cycles>2</meta:editing-cycles>
    <meta:editing-duration>PT2040S</meta:editing-duration>
    <meta:document-statistic meta:page-count="1" meta:paragraph-count="1" meta:word-count="122" meta:character-count="817" meta:row-count="5" meta:non-whitespace-character-count="696"/>
  </office:meta>
</office:document-meta>
</file>